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ransparent_usd"/>
          <table:table-cell office:value="2820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ransparent_usd"/>
          <table:table-cell office:value="6060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222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usd"/>
          <table:table-cell office:value="302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ransparent_usd"/>
          <table:table-cell office:value="2961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ransparent_usd"/>
          <table:table-cell office:value="6048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usd"/>
          <table:table-cell office:value="28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usd"/>
          <table:table-cell office:value="6060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MINING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OUT / GIFT</text:p>
          </table:table-cell>
          <table:table-cell office:value="0.36" office:value-type="float" table:style-name="taxable_event_border_percent"/>
          <table:table-cell office:value="25560.0" office:value-type="float" table:style-name="highlighted_border_usd"/>
          <table:table-cell office:value="14200.0" office:value-type="float" table:style-name="taxable_event_border_usd"/>
          <table:table-cell office:value-type="string" table:style-name="taxable_event_note_border_default">
            <text:p>1/3: 1.80000000 of 5.00000000 B2</text:p>
          </table:table-cell>
          <table:table-cell office:value-type="string" table:style-name="from_lot_alt_border_default">
            <text:p>2017-02-01 11:18:00+00:00</text:p>
          </table:table-cell>
          <table:table-cell office:value="0.9" office:value-type="float" table:style-name="from_lot_alt_border_percent"/>
          <table:table-cell office:value="21600.0" office:value-type="float" table:style-name="from_lot_alt_border_usd"/>
          <table:table-cell office:value="0.0" office:value-type="float" table:style-name="from_lot_alt_border_usd"/>
          <table:table-cell office:value="2160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19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19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usd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22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WAGES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3</text:p>
          </table:table-cell>
          <table:table-cell office:value-type="string" table:style-name="from_lot_border_default">
            <text:p>2016-01-01 08:41:00+00:00</text:p>
          </table:table-cell>
          <table:table-cell office:value="0.02" office:value-type="float" table:style-name="from_lot_border_percent"/>
          <table:table-cell office:value="222.0" office:value-type="float" table:style-name="from_lot_border_usd"/>
          <table:table-cell office:value="2.0" office:value-type="float" table:style-name="from_lot_border_usd"/>
          <table:table-cell office:value="222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16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1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usd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usd"/>
          <table:table-cell office:value="56000.0" office:value-type="float" table:style-name="transparent_border_usd"/>
          <table:table-cell office:value="564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414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usd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usd"/>
          <table:table-cell office:value="75000.0" office:value-type="float" table:style-name="transparent_border_usd"/>
          <table:table-cell office:value="7550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usd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usd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usd"/>
          <table:table-cell office:value="302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usd"/>
          <table:table-cell office:value="296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usd"/>
          <table:table-cell office:value="604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alt_border_default">
            <text:p>2019-04-11 07:10:00+00:00</text:p>
          </table:table-cell>
          <table:table-cell office:value-type="string" table:style-name="taxable_event_alt_border_default">
            <text:p>OUT / GIFT</text:p>
          </table:table-cell>
          <table:table-cell office:value="0.358" office:value-type="float" table:style-name="taxable_event_alt_border_percent"/>
          <table:table-cell office:value="25418.0" office:value-type="float" table:style-name="highlighted_border_usd"/>
          <table:table-cell office:value="14200.0" office:value-type="float" table:style-name="taxable_event_alt_border_usd"/>
          <table:table-cell office:value-type="string" table:style-name="taxable_event_note_border_default">
            <text:p>1/3: 1.79000000 of 5.00000000 B4</text:p>
          </table:table-cell>
          <table:table-cell office:value-type="string" table:style-name="from_lot_alt_border_default">
            <text:p>2017-02-01 11:18:00+00:00</text:p>
          </table:table-cell>
          <table:table-cell office:value="0.895" office:value-type="float" table:style-name="from_lot_alt_border_percent"/>
          <table:table-cell office:value="21480.0" office:value-type="float" table:style-name="from_lot_alt_border_usd"/>
          <table:table-cell office:value="0.0" office:value-type="float" table:style-name="from_lot_alt_border_usd"/>
          <table:table-cell office:value="21480.0" office:value-type="float" table:style-name="highlighted_border_usd"/>
          <table:table-cell office:value="12000.0" office:value-type="float" table:style-name="from_lot_alt_border_usd"/>
          <table:table-cell office:value-type="string" table:style-name="from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18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9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19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19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20-05-21 12:58:10+00:00</text:p>
          </table:table-cell>
          <table:table-cell office:value-type="string" table:style-name="taxable_event_alt_border_default">
            <text:p>INTRA / MOVE</text:p>
          </table:table-cell>
          <table:table-cell office:value="1.0" office:value-type="float" table:style-name="taxable_event_alt_border_percent"/>
          <table:table-cell office:value="288.0" office:value-type="float" table:style-name="highlighted_border_usd"/>
          <table:table-cell office:value="14400.0" office:value-type="float" table:style-name="taxable_event_alt_border_usd"/>
          <table:table-cell office:value-type="string" table:style-name="taxable_event_note_border_default">
            <text:p>1/1: 0.02000000 of 0.02000000 B4</text:p>
          </table:table-cell>
          <table:table-cell office:value-type="string" table:style-name="from_lot_border_default">
            <text:p>2020-05-01 14:03:00+00:00</text:p>
          </table:table-cell>
          <table:table-cell office:value="0.004" office:value-type="float" table:style-name="from_lot_border_percent"/>
          <table:table-cell office:value="302.0" office:value-type="float" table:style-name="from_lot_border_usd"/>
          <table:table-cell office:value="2.0" office:value-type="float" table:style-name="from_lot_border_usd"/>
          <table:table-cell office:value="302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6T12:18:52.218974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